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143" officeooo:paragraph-rsid="000fd143"/>
    </style:style>
    <style:style style:name="P2" style:family="paragraph" style:parent-style-name="Standard">
      <style:text-properties officeooo:rsid="000fec61" officeooo:paragraph-rsid="000fec61"/>
    </style:style>
    <style:style style:name="T1" style:family="text">
      <style:text-properties officeooo:rsid="001115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update</text:p>
      <text:p text:style-name="P1">sudo apt-get install mosquitto</text:p>
      <text:p text:style-name="P1">sudo apt-get install mosquitto-clients</text:p>
      <text:p text:style-name="P1"/>
      <text:p text:style-name="P2">mosquitto -v // <text:span text:style-name="T1">to check the status and running version of mosquit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9:32:27.322761919</meta:creation-date>
    <meta:editing-duration>PT2M48S</meta:editing-duration>
    <meta:editing-cycles>2</meta:editing-cycles>
    <meta:generator>LibreOffice/5.2.7.2$Linux_ARM_EABI LibreOffice_project/20m0$Build-2</meta:generator>
    <dc:date>2019-01-08T19:35:09.868821228</dc:date>
    <meta:document-statistic meta:table-count="0" meta:image-count="0" meta:object-count="0" meta:page-count="1" meta:paragraph-count="4" meta:word-count="23" meta:character-count="155" meta:non-whitespace-character-count="136"/>
  </office:meta>
</office:document-meta>
</file>